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891cm" svg:height="8.491cm" svg:x="0.3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5T17:29:16.861928653</dc:date>
    <meta:editing-duration>PT3M58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2cm" svg:height="8.492cm" xlink:href="." xlink:type="simple" chart:class="chart:scatter" chart:style-name="ch1">
        <chart:plot-area chart:style-name="ch2" chart:data-source-has-labels="both" svg:x="0.297cm" svg:y="0.169cm" svg:width="14.298cm" svg:height="8.154cm">
          <chartooo:coordinate-region svg:x="0.839cm" svg:y="0.368cm" svg:width="13.662cm" svg:height="7.75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7599970069291">
                <text:p>-0.37599970069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375999700692909">
                <text:p>0.3759997006929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99408018528482">
                <text:p>2.99408018528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746069661494567">
                <text:p>0.746069661494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83697019872103E-015">
                <text:p>1.83697019872103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375999700692909">
                <text:p>-0.375999700692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05364131778606">
                <text:p>-2.053641317786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746069661494562">
                <text:p>-0.7460696614945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20436423846524E-015">
                <text:p>-2.2043642384652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